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arial" svg:font-family="arial, sans-serif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List_20_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9pt" fo:font-weight="bold" officeooo:rsid="00180df5" officeooo:paragraph-rsid="00180df5" style:font-weight-asian="bold" style:font-weight-complex="bold"/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1">
      <style:text-properties fo:font-size="12pt" style:font-size-asian="12pt" style:font-size-complex="12pt"/>
    </style:style>
    <style:style style:name="P8" style:family="paragraph" style:parent-style-name="List_20_Paragraph" style:list-style-name="WWNum2">
      <style:text-properties fo:font-size="12pt" style:font-size-asian="12pt" style:font-size-complex="12pt"/>
    </style:style>
    <style:style style:name="P9" style:family="paragraph" style:parent-style-name="List_20_Paragraph" style:list-style-name="WWNum2">
      <style:text-properties fo:font-size="12pt" officeooo:rsid="0018f1a2" officeooo:paragraph-rsid="0018f1a2" style:font-size-asian="12pt" style:font-size-complex="12pt"/>
    </style:style>
    <style:style style:name="P10" style:family="paragraph" style:parent-style-name="List_20_Paragraph">
      <style:paragraph-properties fo:margin-left="0in" fo:margin-right="0in" fo:text-indent="0in" style:auto-text-indent="false"/>
      <style:text-properties fo:font-size="12pt" officeooo:rsid="0018f1a2" officeooo:paragraph-rsid="0018f1a2" style:font-size-asian="12pt" style:font-size-complex="12pt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fo:font-size="12pt" officeooo:paragraph-rsid="001b43a8" style:font-size-asian="12pt" style:font-size-complex="12pt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officeooo:paragraph-rsid="001b43a8"/>
    </style:style>
    <style:style style:name="P13" style:family="paragraph" style:parent-style-name="Standard" style:list-style-name="L1">
      <style:text-properties fo:font-size="12pt" fo:font-weight="normal" officeooo:rsid="00180df5" officeooo:paragraph-rsid="00180df5" style:font-weight-asian="normal" style:font-weight-complex="normal"/>
    </style:style>
    <style:style style:name="P14" style:family="paragraph" style:parent-style-name="Standard">
      <style:text-properties fo:font-size="12pt" fo:font-weight="normal" officeooo:rsid="00180df5" officeooo:paragraph-rsid="00180df5" style:font-weight-asian="normal" style:font-weight-complex="normal"/>
    </style:style>
    <style:style style:name="P15" style:family="paragraph" style:parent-style-name="Standard">
      <style:text-properties fo:font-size="16pt" fo:font-weight="normal" officeooo:rsid="00180df5" officeooo:paragraph-rsid="00180df5" style:font-weight-asian="normal" style:font-weight-complex="normal"/>
    </style:style>
    <style:style style:name="P16" style:family="paragraph" style:parent-style-name="Standard">
      <style:text-properties fo:font-variant="normal" fo:text-transform="none" style:use-window-font-color="true" loext:opacity="0%" style:font-name="Calibri1" fo:font-size="12pt" fo:letter-spacing="normal" fo:font-style="normal" fo:font-weight="normal" officeooo:rsid="00180df5" officeooo:paragraph-rsid="00180df5" style:font-weight-asian="normal" style:font-weight-complex="normal"/>
    </style:style>
    <style:style style:name="P17" style:family="paragraph" style:parent-style-name="Standard">
      <style:text-properties fo:font-size="14pt" fo:font-weight="normal" officeooo:rsid="00180df5" officeooo:paragraph-rsid="00180df5" style:font-weight-asian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officeooo:rsid="001b43a8" style:font-size-asian="12pt" style:font-weight-asian="normal" style:font-size-complex="12pt" style:font-weight-complex="normal"/>
    </style:style>
    <style:style style:name="T4" style:family="text">
      <style:text-properties fo:font-weight="normal" officeooo:rsid="001b43a8" style:font-weight-asian="normal" style:font-weight-complex="normal"/>
    </style:style>
    <style:style style:name="T5" style:family="text">
      <style:text-properties fo:font-size="16pt" fo:font-weight="bold" officeooo:rsid="001b43a8" style:font-size-asian="12pt" style:font-weight-asian="bold" style:font-size-complex="12pt" style:font-weight-complex="bold"/>
    </style:style>
    <style:style style:name="T6" style:family="text">
      <style:text-properties officeooo:rsid="001c8d3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ue</text:p>
      <text:list xml:id="list3496915911" text:style-name="WWNum1">
        <text:list-item>
          <text:p text:style-name="P7">Download Node JS from their website</text:p>
        </text:list-item>
        <text:list-item>
          <text:p text:style-name="P7">Use command: “npm install -g npm” to install npm (node package manager) replaceable by yarn</text:p>
        </text:list-item>
        <text:list-item>
          <text:p text:style-name="P6"><text:span text:style-name="T1">“npm install -g @vue/cli” </text:span><text:span text:style-name="T2">#OR “</text:span><text:span text:style-name="T1">yarn global add @vue/cli”</text:span></text:p>
        </text:list-item>
        <text:list-item>
          <text:p text:style-name="P7">Create a new project using “vue create project-name”</text:p>
        </text:list-item>
        <text:list-item>
          <text:p text:style-name="P7">Navigate to the project using cd project-location</text:p>
        </text:list-item>
        <text:list-item>
          <text:p text:style-name="P7">Run the project using npm run serve </text:p>
        </text:list-item>
        <text:list-item>
          <text:p text:style-name="P7">Open the page .vue file using code editor and add template </text:p>
        </text:list-item>
        <text:list-item>
          <text:p text:style-name="P7">Dynamic information is denoted by {{ initial-message }}</text:p>
        </text:list-item>
        <text:list-item>
          <text:p text:style-name="P7">Run app in .vue file of the page to change value of information to Hello World</text:p>
        </text:list-item>
      </text:list>
      <text:p text:style-name="P1"/>
      <text:p text:style-name="P4">Vue File-Structure</text:p>
      <text:p text:style-name="P1">There is the main app.vue file that has initial template and routes to other views, router-link is used to reference to other view files which nested inside app.js file. More focused on single page apps</text:p>
      <text:p text:style-name="P1">Single page apps don’t send new requests to servers and are intercepted by vue or other frameworks that change the viewmodel based on the given script</text:p>
      <text:p text:style-name="P1"/>
      <text:p text:style-name="P4">Vue Array-Handling </text:p>
      <text:p text:style-name="P1">Data from an array can be pushed to markup using v-for=”boxitem in box” :key=”item.id” attributes</text:p>
      <text:p text:style-name="P1">&lt;li v-for=”boxitem in box” :key=”item.id”&gt;</text:p>
      <text:p text:style-name="P1">&lt;h1&gt; {{ boxitem.boxName }} &lt;/h1&gt;</text:p>
      <text:p text:style-name="P1">&lt;p&gt; {{ boxitem.boxColor }} &lt;/p&gt;</text:p>
      <text:p text:style-name="P1">&lt;/li&gt;</text:p>
      <text:p text:style-name="P1"/>
      <text:p text:style-name="P1">An array is added to data as</text:p>
      <text:p text:style-name="P1">box: [</text:p>
      <text:p text:style-name="P1">{boxName: ‘Box1’, boxColor: ‘red’}</text:p>
      <text:p text:style-name="P1"><text:soft-page-break/>{boxName: ‘Box2’, boxColor: ‘blue’}</text:p>
      <text:p text:style-name="P1">{boxName: ‘Box3’, boxColor: ‘pink’}</text:p>
      <text:p text:style-name="P1">]</text:p>
      <text:p text:style-name="P1"/>
      <text:p text:style-name="P4">Files:</text:p>
      <text:p text:style-name="Standard"><text:span text:style-name="T2">package-lock.json: </text:span><text:span text:style-name="T1">The goal of package-lock. json file is to keep track of the exact version of every package that is installed so that a product is 100% reproducible in the same way even if packages are updated by their maintainers. This solves a very specific problem that package. json left unsolved.</text:span></text:p>
      <text:p text:style-name="Standard"><text:span text:style-name="T2">package.json: </text:span><text:span text:style-name="T1">A package. json is a JSON file that exists at the root of a Javascript/Node project. It holds metadata relevant to the project and it is used for managing the project's dependencies, scripts, version and a whole lot more.</text:span></text:p>
      <text:p text:style-name="Standard"><text:span text:style-name="T2">Babel: </text:span><text:span text:style-name="T1">Babel is used to convert JSX syntax to javascript</text:span></text:p>
      <text:p text:style-name="Standard"><text:span text:style-name="T2">Jsconfig.json: </text:span><text:span text:style-name="T1">Used by editor to configure which folders of the project to include when running it</text:span></text:p>
      <text:p text:style-name="Standard"><text:span text:style-name="T2">manifest.json: </text:span><text:span text:style-name="T1">The web app manifest provides information about an application (such as name, author, icon, and description) in a JSON text file. The purpose of the manifest is to install web applications to the homescreen of a device, providing users with quicker access and a richer experience.</text:span></text:p>
      <text:p text:style-name="Standard"><text:span text:style-name="T2">robots.txt: </text:span><text:span text:style-name="T1">The robot exclusion protocol, better known as the robots. txt, is a convention to prevent web crawlers from accessing all or part of a website. It is a text file used for SEO, containing commands for the search engines' indexing robots that specify pages that can or cannot be indexed.</text:span></text:p>
      <text:p text:style-name="P1"><text:s/></text:p>
      <text:p text:style-name="P4">Creating React Project: </text:p>
      <text:list xml:id="list1335391547" text:style-name="WWNum2">
        <text:list-item>
          <text:p text:style-name="P8">Npx create-react-app project-name</text:p>
        </text:list-item>
        <text:list-item>
          <text:p text:style-name="P8">Cd project-location</text:p>
        </text:list-item>
        <text:list-item>
          <text:p text:style-name="P8">Npm start</text:p>
        </text:list-item>
        <text:list-item>
          <text:p text:style-name="P8">Edit index.js to include components and provide base structures</text:p>
        </text:list-item>
        <text:list-item>
          <text:p text:style-name="P8">Create a component with the initial message</text:p>
        </text:list-item>
        <text:list-item>
          <text:p text:style-name="P8">Import it in index as:</text:p>
        </text:list-item>
      </text:list>
      <text:p text:style-name="P2">ReactDOM.render(InitialMessage(message), document.getElementById("root"));</text:p>
      <text:list xml:id="list164949442698214" text:continue-numbering="true" text:style-name="WWNum2">
        <text:list-item>
          <text:p text:style-name="P8"><text:soft-page-break/>Give message =” Hello World” when calling the component in index</text:p>
        </text:list-item>
        <text:list-item>
          <text:p text:style-name="P9">import React from ‘react’; in components</text:p>
        </text:list-item>
        <text:list-item>
          <text:p text:style-name="P9">Create a function(data) that returns the desired markup with variable data in {data} form</text:p>
        </text:list-item>
        <text:list-item>
          <text:p text:style-name="P9">import component as a function(“DataValues”) </text:p>
        </text:list-item>
      </text:list>
      <text:p text:style-name="P10"/>
      <text:p text:style-name="P12"><text:span text:style-name="T5">React Components: </text:span><text:span text:style-name="T3"><text:s/></text:span></text:p>
      <text:p text:style-name="P11"><text:span text:style-name="T4">A class component requires you to extend from React. Component and create a render function which returns a React element. LifeCycle methods can be used in class components</text:span></text:p>
      <text:p text:style-name="P12"><text:span text:style-name="T3">Functional components don’t need render function, they are plain functions that return values that are embedded in DOM</text:span><text:span text:style-name="T1"><text:line-break/></text:span></text:p>
      <text:p text:style-name="P5">Angular: </text:p>
      <text:list xml:id="list2810666925" text:style-name="L1">
        <text:list-item>
          <text:p text:style-name="P13">Install Angular using cli npm install -g @angular/cli</text:p>
        </text:list-item>
        <text:list-item>
          <text:p text:style-name="P13">create project using ng create project-name</text:p>
        </text:list-item>
        <text:list-item>
          <text:p text:style-name="P13">run project using ng serve</text:p>
        </text:list-item>
      </text:list>
      <text:p text:style-name="P15">Angluar Structure: </text:p>
      <text:p text:style-name="P14">Src/App folder contains main components of the page. Modules are imported and index file contains the main template and app-root tag where the components are rendered. Main.component.html contains the template of the page, .ts file contains the script along with imported modules, template path and data such as {message} or {title</text:p>
      <text:p text:style-name="P14">Data is referenced in template file using {{data}} just like Vue after importing {component} from “@angular/core”</text:p>
      <text:p text:style-name="P16">Polyfills in angular ar<text:span text:style-name="T6">e </text:span>few lines of code which make your application compatible for different browsers. The code we write is mostly in ES6(New Features: Overview and Comparison) and is not compatible with IE or firefox and needs some environment setups before being able to be viewed or used in these browsers.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text-sc-1g6etse-0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asiq</meta:initial-creator>
    <meta:editing-cycles>32</meta:editing-cycles>
    <meta:creation-date>2022-05-16T13:18:00</meta:creation-date>
    <dc:date>2022-05-19T16:49:47.603960145</dc:date>
    <meta:editing-duration>PT4H7M30S</meta:editing-duration>
    <meta:generator>LibreOffice/7.3.3.2$Linux_X86_64 LibreOffice_project/30$Build-2</meta:generator>
    <meta:document-statistic meta:table-count="0" meta:image-count="0" meta:object-count="0" meta:page-count="3" meta:paragraph-count="56" meta:word-count="702" meta:character-count="4303" meta:non-whitespace-character-count="3667"/>
    <meta:user-defined meta:name="AppVersion">16.0000</meta:user-defined>
    <meta:template xlink:type="simple" xlink:actuate="onRequest" xlink:title="Normal" xlink:href=""/>
  </office:meta>
</office:document-meta>
</file>